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375in" fo:margin-top="0in" fo:margin-bottom="0in" table:align="center" style:writing-mode="page"/>
    </style:style>
    <style:style style:name="Table1.A" style:family="table-column">
      <style:table-column-properties style:column-width="0.4993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Quotations">
      <style:paragraph-properties fo:margin-top="0in" fo:margin-bottom="0.1945in" style:contextual-spacing="false"/>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uthor">
      <style:paragraph-properties fo:margin-top="0.1945in" fo:margin-bottom="0.028in" style:contextual-spacing="false"/>
    </style:style>
    <style:style style:name="P4" style:family="paragraph" style:parent-style-name="Standard">
      <style:paragraph-properties fo:margin-top="0in" fo:margin-bottom="0in" style:contextual-spacing="false" fo:text-indent="0in" style:auto-text-indent="false" fo:break-before="column"/>
    </style:style>
    <style:style style:name="P5" style:family="paragraph" style:parent-style-name="Standard">
      <style:paragraph-properties fo:margin-top="0in" fo:margin-bottom="0in" style:contextual-spacing="false" fo:break-before="column"/>
    </style:style>
    <style:style style:name="P6" style:family="paragraph" style:parent-style-name="Heading_20_1">
      <style:paragraph-properties fo:text-indent="0in" style:auto-text-indent="false"/>
    </style:style>
    <style:style style:name="P7" style:family="paragraph" style:parent-style-name="Heading_20_1">
      <style:paragraph-properties fo:text-indent="0in" style:auto-text-indent="false"/>
      <style:text-properties fo:language="en" fo:country="GB" officeooo:rsid="0013204c" officeooo:paragraph-rsid="0013204c"/>
    </style:style>
    <style:style style:name="P8" style:family="paragraph" style:parent-style-name="Heading_20_2">
      <style:text-properties fo:background-color="transparent"/>
    </style:style>
    <style:style style:name="P9" style:family="paragraph" style:parent-style-name="Text_20_body">
      <style:paragraph-properties fo:text-indent="0in" style:auto-text-indent="false"/>
      <style:text-properties officeooo:paragraph-rsid="001379d1"/>
    </style:style>
    <style:style style:name="P10" style:family="paragraph" style:parent-style-name="bullet_20_list" style:list-style-name="WWNum1">
      <style:paragraph-properties fo:margin-left="0.4in" fo:text-indent="-0.2in" style:auto-text-indent="false"/>
    </style:style>
    <style:style style:name="P11" style:family="paragraph" style:parent-style-name="sponsors">
      <style:paragraph-properties fo:text-indent="0.2008in" style:auto-text-indent="false" fo:padding-left="0in" fo:padding-right="0in" fo:padding-top="0.028in" fo:padding-bottom="0in" fo:border="none"/>
    </style:style>
    <style:style style:name="P12" style:family="paragraph" style:parent-style-name="Text_20_body">
      <style:text-properties officeooo:paragraph-rsid="00188a14"/>
    </style:style>
    <style:style style:name="P13" style:family="paragraph" style:parent-style-name="Heading_20_1">
      <style:text-properties officeooo:paragraph-rsid="00188a14"/>
    </style:style>
    <style:style style:name="P14" style:family="paragraph" style:parent-style-name="Heading_20_3">
      <style:paragraph-properties fo:text-indent="0.2in" style:auto-text-indent="false"/>
    </style:style>
    <style:style style:name="P15" style:family="paragraph" style:parent-style-name="Heading_20_4">
      <style:paragraph-properties fo:text-indent="0.35in" style:auto-text-indent="false"/>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table_20_head" style:list-style-name="WWNum9"/>
    <style:style style:name="P18" style:family="paragraph" style:parent-style-name="Standard">
      <style:text-properties fo:font-size="8pt" style:font-size-asian="8pt" style:font-size-complex="8pt"/>
    </style:style>
    <style:style style:name="P19" style:family="paragraph" style:parent-style-name="table_20_footnote" style:list-style-name="WWNum24">
      <style:paragraph-properties fo:margin-left="0.0402in" fo:text-indent="-0.0201in" style:auto-text-indent="false"/>
    </style:style>
    <style:style style:name="P20" style:family="paragraph" style:parent-style-name="figure_20_caption" style:list-style-name="WWNum2">
      <style:paragraph-properties fo:margin-left="0in" fo:text-indent="0in" style:auto-text-indent="false"/>
    </style:style>
    <style:style style:name="P21" style:family="paragraph" style:parent-style-name="references" style:list-style-name="WWNum8">
      <style:paragraph-properties fo:margin-left="0.2457in" fo:text-indent="-0.2457in" style:auto-text-indent="false"/>
      <style:text-properties fo:font-style="italic" officeooo:paragraph-rsid="001cf5a9" style:font-style-asian="italic" style:font-style-complex="italic"/>
    </style:style>
    <style:style style:name="P22" style:family="paragraph" style:parent-style-name="references" style:list-style-name="WWNum8">
      <style:paragraph-properties fo:margin-left="0.2457in" fo:text-indent="-0.2457in" style:auto-text-indent="false"/>
    </style:style>
    <style:style style:name="P23" style:family="paragraph" style:parent-style-name="references">
      <style:paragraph-properties fo:margin-left="0.2457in" fo:text-indent="-0.2457in" style:auto-text-indent="false"/>
    </style:style>
    <style:style style:name="P24" style:family="paragraph" style:parent-style-name="references" style:list-style-name="WWNum8"/>
    <style:style style:name="P25" style:family="paragraph" style:parent-style-name="references">
      <style:text-properties fo:font-style="italic" style:font-style-asian="italic" style:font-style-complex="italic"/>
    </style:style>
    <style:style style:name="P26" style:family="paragraph" style:parent-style-name="references" style:list-style-name="">
      <style:paragraph-properties fo:margin-left="0.25in" fo:text-indent="-0.25in" style:auto-text-indent="false"/>
    </style:style>
    <style:style style:name="P27" style:family="paragraph" style:parent-style-name="references" style:list-style-name="">
      <style:paragraph-properties fo:margin-left="0.25in" fo:line-height="100%" fo:text-align="center" style:justify-single-word="false" fo:text-indent="-0.25in" style:auto-text-indent="false"/>
    </style:style>
    <style:style style:name="T1" style:family="text">
      <style:text-properties style:letter-kerning="true"/>
    </style:style>
    <style:style style:name="T2" style:family="text">
      <style:text-properties fo:font-size="24pt" style:font-name-asian="MS Mincho" style:font-size-asian="24pt" style:font-size-complex="24pt"/>
    </style:style>
    <style:style style:name="T3" style:family="text">
      <style:text-properties fo:font-size="8pt" style:font-name-asian="MS Mincho" style:font-size-asian="8pt" style:font-size-complex="8pt"/>
    </style:style>
    <style:style style:name="T4" style:family="text">
      <style:text-properties fo:font-size="8pt" style:font-size-asian="8pt" style:font-size-complex="8pt"/>
    </style:style>
    <style:style style:name="T5" style:family="text">
      <style:text-properties fo:font-size="9pt" style:font-size-asian="9pt" style:font-size-complex="9pt"/>
    </style:style>
    <style:style style:name="T6" style:family="text">
      <style:text-properties style:text-position="super 58%" fo:font-size="9pt"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language="en" fo:country="GB" officeooo:rsid="001125be"/>
    </style:style>
    <style:style style:name="T12" style:family="text">
      <style:text-properties fo:language="en" fo:country="GB" officeooo:rsid="001133df"/>
    </style:style>
    <style:style style:name="T13" style:family="text">
      <style:text-properties fo:font-style="italic" style:font-name-asian="MS Mincho" style:font-style-asian="italic"/>
    </style:style>
    <style:style style:name="T14" style:family="text">
      <style:text-properties fo:language="en" fo:country="GB" officeooo:rsid="00153877"/>
    </style:style>
    <style:style style:name="T15" style:family="text">
      <style:text-properties fo:language="en" fo:country="GB" officeooo:rsid="001379d1"/>
    </style:style>
    <style:style style:name="T16" style:family="text">
      <style:text-properties fo:language="en" fo:country="US"/>
    </style:style>
    <style:style style:name="T17" style:family="text">
      <style:text-properties style:font-name="Times New Roman" fo:font-style="italic" style:font-style-asian="italic" style:font-name-complex="Times New Roman1"/>
    </style:style>
    <style:style style:name="T18" style:family="text">
      <style:text-properties style:font-name="Symbol" fo:font-style="italic" style:font-style-asian="italic" style:font-name-complex="Symbol1" style:font-style-complex="italic"/>
    </style:style>
    <style:style style:name="T19" style:family="text">
      <style:text-properties style:text-position="sub 58%"/>
    </style:style>
    <style:style style:name="T20" style:family="text">
      <style:text-properties officeooo:rsid="00183fec"/>
    </style:style>
    <style:style style:name="T21" style:family="text">
      <style:text-properties fo:font-weight="bold" style:font-weight-asian="bold"/>
    </style:style>
    <style:style style:name="T22" style:family="text">
      <style:text-properties fo:language="en" fo:country="US" fo:font-weight="bold" style:font-weight-asian="bold"/>
    </style:style>
    <style:style style:name="T23" style:family="text">
      <style:text-properties fo:font-style="normal" style:font-style-asian="normal"/>
    </style:style>
    <style:style style:name="T24" style:family="text">
      <style:text-properties fo:font-size="4pt" style:font-size-asian="4pt" style:font-size-complex="4pt"/>
    </style:style>
    <style:style style:name="T25" style:family="text">
      <style:text-properties style:text-position="super 58%"/>
    </style:style>
    <style:style style:name="T26" style:family="text">
      <style:text-properties fo:font-style="italic" style:font-style-asian="italic"/>
    </style:style>
    <style:style style:name="T27" style:family="text">
      <style:text-properties fo:font-variant="normal" fo:text-transform="none" fo:font-style="italic" style:font-style-asian="italic" style:font-style-complex="italic"/>
    </style:style>
    <style:style style:name="T28" style:family="text">
      <style:text-properties officeooo:rsid="001cf5a9"/>
    </style:style>
    <style:style style:name="T29" style:family="text">
      <style:text-properties officeooo:rsid="001d6e50"/>
    </style:style>
    <style:style style:name="T30" style:family="text">
      <style:text-properties officeooo:rsid="001de28a"/>
    </style:style>
    <style:style style:name="T31" style:family="text">
      <style:text-properties officeooo:rsid="001e1264"/>
    </style:style>
    <style:style style:name="T32" style:family="text">
      <style:text-properties fo:font-size="8pt" fo:font-style="italic" officeooo:rsid="00233846" style:font-size-asian="8pt" style:font-style-asian="italic" style:font-size-complex="8pt" style:font-style-complex="italic"/>
    </style:style>
    <style:style style:name="T33" style:family="text">
      <style:text-properties fo:font-size="8pt" fo:font-style="italic" officeooo:rsid="00243fec" style:font-size-asian="8pt" style:font-style-asian="italic" style:font-size-complex="8pt" style:font-style-complex="italic"/>
    </style:style>
    <style:style style:name="T34" style:family="text">
      <style:text-properties fo:font-style="italic" officeooo:rsid="0025300c" style:font-style-asian="italic" style:font-style-complex="italic"/>
    </style:style>
    <style:style style:name="T35" style:family="text">
      <style:text-properties style:font-name="Times New Roman" fo:font-size="8pt" fo:font-style="italic" officeooo:rsid="002614f0" style:font-size-asian="8pt" style:font-style-asian="italic" style:font-size-complex="8pt" style:font-style-complex="italic"/>
    </style:style>
    <style:style style:name="T36" style:family="text">
      <style:text-properties style:font-name="Times New Roman" fo:font-size="8pt" officeooo:rsid="002614f0" style:font-size-asian="8pt" style:font-size-complex="8pt"/>
    </style:style>
    <style:style style:name="T37" style:family="text">
      <style:text-properties fo:font-size="8pt" fo:font-style="italic" officeooo:rsid="0027ffac" style:font-size-asian="8pt" style:font-style-asian="italic" style:font-size-complex="8pt" style:font-style-complex="italic"/>
    </style:style>
    <style:style style:name="T38" style:family="text">
      <style:text-properties officeooo:rsid="002845e6"/>
    </style:style>
    <style:style style:name="T39" style:family="text">
      <style:text-properties fo:font-style="italic" officeooo:rsid="002ae4e5" style:font-style-asian="italic" style:font-style-complex="italic"/>
    </style:style>
    <style:style style:name="T40"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41"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left="none" fo:border-right="none" fo:border-top="0.51pt solid #000000" fo:border-bottom="none"/>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2">Optimizing Deep Learning Models Using Genetic Algorithms: A Comparative Study</text:span></text:span></text:p>
      <text:p text:style-name="P1" loext:marker-style-name="T1"><text:span text:style-name="Strong_20_Emphasis"><text:span text:style-name="T3"/></text:span></text:p>
      <text:p text:style-name="P2" loext:marker-style-name="T4"/>
      <text:section text:style-name="Sect1" text:name="TextSection">
        <text:p text:style-name="P3" loext:marker-style-name="T5"><text:span text:style-name="T5">line 1: 1</text:span><text:span text:style-name="T6">st</text:span><text:span text:style-name="T5"> Given Name Surname <text:line-break/>line 2: </text:span><text:span text:style-name="T7">dept. name of organization <text:line-break/>(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or ORCID</text:span></text:p>
        <text:p text:style-name="P3" loext:marker-style-name="T5"><text:span text:style-name="T5">line 1: 4</text:span><text:span text:style-name="T6">th</text:span><text:span text:style-name="T5"> Given Name Surname<text:line-break/>line 2: </text:span><text:span text:style-name="T7">dept. name of organization</text:span><text:span text:style-name="T5"><text:line-break/></text:span><text:span text:style-name="T7">(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text:s/>or ORCID</text:span></text:p>
        <text:p text:style-name="P4" loext:marker-style-name="T5"><text:span text:style-name="T5">line 1: 2</text:span><text:span text:style-name="T6">nd</text:span><text:span text:style-name="T5"> Given Name Surname<text:line-break/>line 2: </text:span><text:span text:style-name="T7">dept. name of organization <text:line-break/>(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or ORCID</text:span></text:p>
        <text:p text:style-name="P3" loext:marker-style-name="T5"><text:span text:style-name="T5">line 1: 5</text:span><text:span text:style-name="T6">th</text:span><text:span text:style-name="T5"> Given Name Surname<text:line-break/>line 2: </text:span><text:span text:style-name="T7">dept. name of organization <text:line-break/>(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text:s/>or ORCID</text:span></text:p>
        <text:p text:style-name="P4" loext:marker-style-name="T5"><text:span text:style-name="T5">line 1: 3</text:span><text:span text:style-name="T6">rd</text:span><text:span text:style-name="T5"> Given Name Surname<text:line-break/>line 2: </text:span><text:span text:style-name="T7">dept. name of organization <text:line-break/>(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or ORCID</text:span></text:p>
        <text:p text:style-name="P3"><text:span text:style-name="T5">line 1: 6</text:span><text:span text:style-name="T6">th</text:span><text:span text:style-name="T5"> Given Name Surname<text:line-break/>line 2: </text:span><text:span text:style-name="T7">dept. name of organization <text:line-break/>(of </text:span><text:span text:style-name="T8">Affiliation</text:span><text:span text:style-name="T7">)</text:span><text:span text:style-name="T5"><text:line-break/>line 3: </text:span><text:span text:style-name="T7">name of organization <text:line-break/>(of Affiliation)<text:line-break/></text:span><text:span text:style-name="T5">line 4: City, Country<text:line-break/>line 5: email address or ORCID</text:span> </text:p>
      </text:section>
      <text:section text:style-name="Sect1" text:name="Section1">
        <text:p text:style-name="Standard"/>
        <text:p text:style-name="P5"/>
      </text:section>
      <text:section text:style-name="Sect2" text:name="Section2">
        <text:p text:style-name="Abstract" loext:marker-style-name="T9"><text:span text:style-name="T9">Abstract</text:span>—<text:span text:style-name="T10">For deep models to perform efficiently, considerable computational optimization is usually needed. In this work, we suggest a new method for deep convolution neural network evolution using Genetic Algorithms (GA) by duplicating feature extraction layers, adjusting internal weights, and choosing the best variant models based on fitness assessment. Our GA-based optimization method was implemented to the VGG16 architecture as the foundation model, and its performance was compared with that of Particle Swarm Optimization (PSO), Bayesian Optimization, YOLOv8, Grey Wolf Optimizer (GWO), and Ant Colony Optimization (ACO). According to a number of evaluation metrics, the empirical results show that our GA-based model</text:span></text:p>
        <text:p text:style-name="Keywords">Keywords—<text:span text:style-name="T11">Deep learning , </text:span><text:span text:style-name="T12">Genetic Algorithm</text:span><text:span text:style-name="T11">, </text:span><text:span text:style-name="T12">C</text:span><text:span text:style-name="T11">omparison , </text:span><text:span text:style-name="T12">O</text:span><text:span text:style-name="T11">ptimization , </text:span><text:span text:style-name="T12">Pre-trained Model</text:span></text:p>
        <text:h text:style-name="P6" text:outline-level="1">Introduction (<text:span text:style-name="T13">Heading 1</text:span>)</text:h>
        <text:p text:style-name="Text_20_body">In this study, we used a Genetic Algorithm to modify and optimize the well-known VGG16 model. Our idea was to duplicate some feature extraction layers, adjust internal weights, and evaluate the models using a fitness function to select the best-performing version.</text:p>
        <text:p text:style-name="Text_20_body">After building the optimized model, we compared its performance with other popular optimization methods, including Particle Swarm Optimization (PSO), Bayesian Optimization, YOLOv8, Grey Wolf Optimizer (GWO), and Ant Colony Optimization (ACO). The goal of this comparison is to highlight how effective our evolutionary approach is compared to traditional and swarm intelligence methods.</text:p>
        <text:p text:style-name="Text_20_body"/>
        <text:p text:style-name="Text_20_body">TODO: fix result area</text:p>
        <text:p text:style-name="Text_20_body">The results showed that using the Genetic Algorithm helped to significantly improve the model’s accuracy and generalization ability, demonstrating that evolutionary methods can be very powerful for advancing deep learning models</text:p>
        <text:p text:style-name="Text_20_body"/>
        <text:p text:style-name="Text_20_body">Literature Review:</text:p>
        <text:p text:style-name="Text_20_body">The optimization of deep learning models has become a crucial step to enhance performance, reduce computational costs, and improve generalization. Traditional training methods, such as stochastic gradient descent (SGD), although effective, can struggle with local minima and hyperparameter sensitivity. As a result, researchers have turned to metaheuristic algorithms such as Genetic Algorithms (GA), Particle Swarm Optimization (PSO), Bayesian Optimization, Grey Wolf Optimizer (GWO), and Ant Colony Optimization (ACO) to optimize deep learning models.</text:p>
        <text:p text:style-name="Text_20_body"/>
        <text:p text:style-name="Text_20_body">Genetic Algorithms, inspired by the principles of natural evolution, have shown promise in evolving neural networks by adjusting weights, selecting optimal architectures, and fine-tuning hyperparameters. Bedi et al. (2024) proposed EvoLearn, a method that integrates GA with traditional backpropagation to optimize deep learning weights, showing significant performance improvements over standard training methods. Similarly, Jeong et al. (2022) introduced selective layer tuning in pretrained models such as VGG16 and ResNet using GAs, demonstrating that intelligently choosing which layers to fine-tune can yield higher accuracy with reduced computational effort.</text:p>
        <text:p text:style-name="Text_20_body"/>
        <text:p text:style-name="Text_20_body">In the context of deep convolutional neural networks (CNNs), López-Rincón et al. (2018) successfully employed GA to optimize hyperparameters for cancer classification tasks, outperforming manually tuned networks. Lee et al. (2021) further extended GA applications by evolving both the structure and hyperparameters of deep neural networks, emphasizing the flexibility and robustness of GA in high-dimensional search spaces.</text:p>
        <text:p text:style-name="Text_20_body"/>
        <text:p text:style-name="Text_20_body">Comparative studies between GA and other optimization techniques have provided deeper insights into their relative strengths. Purnomo et al. (2024) compared GA, ACO, and Harmony Search for CNN hyperparameter optimization, finding that although ACO achieved slightly higher accuracy, <text:soft-page-break/>GA converged faster. Similarly, Lankford and Grimes (2024) showed that PSO often outperforms ACO in complex architecture search tasks, but GA remains competitive due to its diverse exploration capabilities.</text:p>
        <text:p text:style-name="Text_20_body"/>
        <text:p text:style-name="Text_20_body">Bayesian Optimization, particularly Gaussian-process-based models, has also been widely adopted for hyperparameter tuning. However, Raiaan et al. (2024) noted in their systematic review that metaheuristic approaches like GA, GWO, and ACO perform commendably in specific domains such as medical imaging and time-series forecasting, where the search space is complex and non-convex.</text:p>
        <text:p text:style-name="Text_20_body"/>
        <text:p text:style-name="Text_20_body">The Grey Wolf Optimizer (GWO) and Ant Colony Optimization (ACO) have gained attention as well, particularly for their collective behavior mechanisms which balance exploration and exploitation. Kaveh and Mesgari (2023) reviewed various metaheuristics and highlighted that while swarm-based methods (e.g., PSO, GWO) often converge quickly, evolutionary strategies like GA provide a better balance between global search and local refinement.</text:p>
        <text:p text:style-name="Text_20_body"/>
        <text:p text:style-name="Text_20_body">In summary, the literature suggests that Genetic Algorithms are highly effective for optimizing deep learning models, particularly when combined with pretrained architectures. The ability to evolve weights, selectively fine-tune layers, and adaptively search the solution space makes GA a strong contender against other metaheuristic and Bayesian methods. However, the choice of optimization technique often depends on the specific problem domain, model architecture, and computational constraints.</text:p>
        <text:h text:style-name="P7" text:outline-level="1">Related Work</text:h>
        <text:h text:style-name="P8" text:outline-level="2"><text:span text:style-name="T14">A</text:span> integrated approach of deep learning and augmented reality for <text:span text:style-name="T14">P</text:span>neumonia detection in <text:span text:style-name="T14">C</text:span>hest x-ray images </text:h>
        <text:h text:style-name="Heading_20_2" text:outline-level="2"><text:s/>Generative Data Augmentation: Using DCGAN to Expand Training Datasets for Chest X-Ray Pneumonia Detection </text:h>
        <text:p text:style-name="P9"><text:span text:style-name="T15">C. </text:span>Pneumonia Detection using Convolutional Neural Network</text:p>
        <text:p text:style-name="P9"><text:span text:style-name="T15">D. </text:span>Detecting Coronavirus Disease 2019 Pneumonia in Chest X-Ray Images Using Deep Learning </text:p>
        <text:p text:style-name="P9"><text:span text:style-name="T15">E.</text:span>Evaluation of Transfer Learning in Pneumonia Classification <text:s/></text:p>
        <text:h text:style-name="P6" text:outline-level="1">Prepare Your Paper Before Styling</text:h>
        <text:p text:style-name="Text_20_body" loext:marker-style-name="T16">Before you begin to format your paper, first write and save the content as a separate text file. <text:span text:style-name="T16">Complete all content and organizational editing before formatting. Please note sections A-D below for more information on proofreading, spelling and grammar.</text:span><text:span text:style-name="T16"/></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123234230" text:style-name="WWNum1">
          <text:list-item>
            <text:p text:style-name="P10">Use either SI (MKS) or CGS as primary units. (SI units are encouraged.) English units may be used as secondary units (in parentheses). An exception would be the use of English units as identifiers in trade, such as “3.5-inch disk drive”.</text:p>
          </text:list-item>
          <text:list-item>
            <text:p text:style-name="P10">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0">Do not mix complete spellings and abbreviations of units: “Wb/m2” or “webers per square meter”, not “webers/m2”. <text:s/>Spell out units when they appear in text: “. . . a few henries”, not “. . . a few H”.</text:p>
          </text:list-item>
          <text:list-item>
            <text:p text:style-name="P10"><draw:frame draw:style-name="fr1" draw:name="Frame1" text:anchor-type="paragraph" svg:x="0.6374in" svg:y="10.5008in" draw:z-index="0"><draw:text-box fo:min-height="0.0161in" fo:min-width="0.0161in"><text:p text:style-name="P11">Identify applicable funding agency here. <text:span text:style-name="T10">If none, delete this text box.</text:span></text:p></draw:text-box></draw:frame>Use a zero before decimal points: “0.25”, not “.25”. Use “cm3”, not “cc”. (<text:span text:style-name="T9">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 loext:marker-style-name="T16">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6">:</text:span><text:span text:style-name="T16"/></text:p>
        <text:p text:style-name="equation"><text:tab/><text:span text:style-name="T17">a</text:span><text:span text:style-name="T17">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Num1">
          <text:list-item>
            <text:p text:style-name="P10">The word “data” is plural, not singular.</text:p>
          </text:list-item>
          <text:list-item>
            <text:p text:style-name="P10">The subscript for the permeability of vacuum <text:span text:style-name="T18"></text:span><text:span text:style-name="T19">0</text:span>, and other common scientific constants, is zero with subscript formatting, not a lowercase letter “o”.</text:p>
          </text:list-item>
          <text:list-item>
            <text:p text:style-name="P10">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0"><text:soft-page-break/>A graph within a graph is an “inset”, not an “insert”. The word alternatively is preferred to the word “alternately” (unless you really mean something that alternates).</text:p>
          </text:list-item>
          <text:list-item>
            <text:p text:style-name="P10">Do not use the word “essentially” to mean “approximately” or “effectively”.</text:p>
          </text:list-item>
          <text:list-item>
            <text:p text:style-name="P10">In your paper title, if the words “that uses” can accurately replace the word “using”, capitalize the “u”; if not, keep using lower-cased.</text:p>
          </text:list-item>
          <text:list-item>
            <text:p text:style-name="P10">Be aware of the different meanings of the homophones “affect” and “effect”, “complement” and “compliment”, “discreet” and “discrete”, “principal” and “principle”.</text:p>
          </text:list-item>
          <text:list-item>
            <text:p text:style-name="P10">Do not confuse “imply” and “infer”.</text:p>
          </text:list-item>
          <text:list-item>
            <text:p text:style-name="P10">The prefix “non” is not a word; it should be joined to the word it modifies, usually without a hyphen.</text:p>
          </text:list-item>
          <text:list-item>
            <text:p text:style-name="P10">There is no period after the “et” in the Latin abbreviation “et al.”.</text:p>
          </text:list-item>
          <text:list-item>
            <text:p text:style-name="P10">The abbreviation “i.e.” means “that is”, and the abbreviation “e.g.” means “for example”.</text:p>
          </text:list-item>
        </text:list>
        <text:p text:style-name="P12">An excellent style manual for science writers is [7].</text:p>
        <text:h text:style-name="P13" text:outline-level="1" text:is-list-header="true"><text:s text:c="3"/>IV. Proposed methodology</text:h>
        <text:p text:style-name="Text_20_body">In this study, we propose a Genetic Algorithm (GA)-based method to optimize a deep convolutional neural network, specifically the pretrained VGG16 model. Our approach focuses on minimal intervention in the original model architecture while allowing evolutionary strategies to refine performance through weight mutations.</text:p>
        <text:p text:style-name="Text_20_body"/>
        <text:p text:style-name="Text_20_body">1. Pretrained Model Preparation</text:p>
        <text:p text:style-name="Text_20_body">We selected the VGG16 model, pretrained on the ImageNet dataset, as the base architecture. To adapt it for our specific optimization and evaluation tasks:</text:p>
        <text:p text:style-name="Text_20_body"/>
        <text:p text:style-name="Text_20_body">Layer Modification:</text:p>
        <text:p text:style-name="Text_20_body">The final classification layer of the pretrained VGG16 was removed. A new, task-specific output layer was appended, matching the number of target classes.</text:p>
        <text:p text:style-name="Text_20_body"/>
        <text:p text:style-name="Text_20_body">Layer Freezing:</text:p>
        <text:p text:style-name="Text_20_body">All original feature extraction layers (convolutional and pooling layers) were frozen, meaning their weights were not updated during standard backpropagation. Only the newly added output layer remained trainable during initial evaluations.</text:p>
        <text:p text:style-name="Text_20_body"/>
        <text:p text:style-name="Text_20_body">2. Genetic Algorithm Framework</text:p>
        <text:p text:style-name="Text_20_body">The Genetic Algorithm was employed to optimize the network as follows:</text:p>
        <text:p text:style-name="Text_20_body"/>
        <text:p text:style-name="Text_20_body">Population Initialization:</text:p>
        <text:p text:style-name="Text_20_body">A population of candidate models was created by duplicating the modified VGG16 structure. Each candidate shared the same frozen layers but had random small variations in the trainable output layer weights.</text:p>
        <text:p text:style-name="Text_20_body"/>
        <text:p text:style-name="Text_20_body">Fitness Evaluation:</text:p>
        <text:p text:style-name="Text_20_body">Each model was evaluated on a validation dataset. The fitness score was based on accuracy and/or a custom metric combining accuracy with model confidence or loss.</text:p>
        <text:p text:style-name="Text_20_body"/>
        <text:p text:style-name="Text_20_body">Selection:</text:p>
        <text:p text:style-name="Text_20_body">The top-performing models, based on fitness, were selected to form a mating pool for the next generation.</text:p>
        <text:p text:style-name="Text_20_body"/>
        <text:p text:style-name="Text_20_body">Mutation:</text:p>
        <text:p text:style-name="Text_20_body">New candidate models were generated by applying controlled mutations to the weights of the output layer of selected models. Mutations included:</text:p>
        <text:p text:style-name="Text_20_body"/>
        <text:p text:style-name="Text_20_body">Adding small Gaussian noise to selected weights.</text:p>
        <text:p text:style-name="Text_20_body"/>
        <text:p text:style-name="Text_20_body">Randomly reinitializing a small fraction of weights.</text:p>
        <text:p text:style-name="Text_20_body"/>
        <text:p text:style-name="Text_20_body">Crossover (Optional):</text:p>
        <text:p text:style-name="Text_20_body">Although mutation was the primary driver of evolution in our method, optional experiments included weight crossover, where parts of the output layer weight matrices from two parent models were combined.</text:p>
        <text:p text:style-name="Text_20_body"/>
        <text:p text:style-name="Text_20_body">Iteration:</text:p>
        <text:p text:style-name="Text_20_body">The evolutionary cycle (fitness evaluation → selection → mutation) was repeated for a fixed number of generations or until convergence criteria were met (e.g., no significant improvement after several generations).</text:p>
        <text:p text:style-name="Text_20_body"/>
        <text:p text:style-name="Text_20_body">3. Comparative Methods</text:p>
        <text:p text:style-name="Text_20_body">To benchmark the performance of our GA-optimized model, we compared it against other well-known optimization techniques:</text:p>
        <text:p text:style-name="Text_20_body"/>
        <text:p text:style-name="Text_20_body">Particle Swarm Optimization (PSO).</text:p>
        <text:p text:style-name="Text_20_body"/>
        <text:p text:style-name="Text_20_body">Bayesian Optimization.</text:p>
        <text:p text:style-name="Text_20_body"/>
        <text:p text:style-name="Text_20_body">Grey Wolf Optimizer (GWO).</text:p>
        <text:p text:style-name="Text_20_body"/>
        <text:p text:style-name="Text_20_body">Ant Colony Optimization (ACO).</text:p>
        <text:p text:style-name="Text_20_body"/>
        <text:p text:style-name="Text_20_body">YOLOv8 model as a high-performance baseline.</text:p>
        <text:p text:style-name="Text_20_body"/>
        <text:p text:style-name="Text_20_body"><text:soft-page-break/>Each comparative method was tuned according to best practices described in the literature, ensuring a fair and meaningful evaluation.</text:p>
        <text:p text:style-name="Text_20_body"/>
        <text:p text:style-name="Text_20_body">4. Experimental Setup</text:p>
        <text:p text:style-name="Text_20_body">Hardware:</text:p>
        <text:p text:style-name="Text_20_body">Experiments were conducted on a machine equipped with an NVIDIA GPU (e.g., RTX 2060) and 22 GB RAM.</text:p>
        <text:p text:style-name="Text_20_body"/>
        <text:p text:style-name="Text_20_body">Software:</text:p>
        <text:p text:style-name="Text_20_body"/>
        <text:p text:style-name="Text_20_body">Framework: TensorFlow </text:p>
        <text:p text:style-name="Text_20_body"/>
        <text:p text:style-name="Text_20_body">Libraries: Scikit-learn for evaluation metrics, DEAP or custom GA implementations for evolutionary strategies.</text:p>
        <text:p text:style-name="Text_20_body"/>
        <text:p text:style-name="Text_20_body">Dataset:</text:p>
        <text:p text:style-name="Text_20_body">a pneumonia dataset aquired from kaggle</text:p>
        <text:p text:style-name="Text_20_body"/>
        <text:p text:style-name="Text_20_body">Training Details:</text:p>
        <text:p text:style-name="Text_20_body"/>
        <text:p text:style-name="Text_20_body">Batch Size: 32.</text:p>
        <text:p text:style-name="Text_20_body"/>
        <text:p text:style-name="Text_20_body">Optimizer: Adam optimizer for hyperparameter tuning before GA optimization kicks in.</text:p>
        <text:p text:style-name="Text_20_body"/>
        <text:p text:style-name="Text_20_body">Learning Rate: Fine-tuned per method, often starting from 1e-4.</text:p>
        <text:p text:style-name="Text_20_body"/>
        <text:p text:style-name="Text_20_body">Number of GA Generations: Typically 10–50 generations depending on the population size and early stopping behavior.</text:p>
        <text:h text:style-name="P6" text:outline-level="1" text:is-list-header="true"><text:span text:style-name="T20">V. </text:span>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1">The template is designed</text:span><text:span text:style-name="T22"> for,</text:span><text:span text:style-name="T21"> but not limited to</text:span><text:span text:style-name="T22">, six authors.</text:span><text:span text:style-name="T16">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6"> </text:span>Please keep your affiliations as succinct as possible (for example, do not differentiate among departments of the same organization).</text:p>
        <text:h text:style-name="P14" text:outline-level="3">For papers with more than six authors: <text:span text:style-name="T23">Add author names horizontally, moving to a third row if needed for more than 8 authors.</text:span></text:h>
        <text:h text:style-name="P14" text:outline-level="3">For papers with less than six authors: <text:span text:style-name="T23">To change the default, adjust the template as follows.</text:span></text:h>
        <text:h text:style-name="P15" text:outline-level="4">Selection: <text:span text:style-name="T23">Highlight all author and affiliation lines.</text:span></text:h>
        <text:h text:style-name="P15" text:outline-level="4">Change number of columns: <text:span text:style-name="T23">Select the Columns icon from the MS Word Standard toolbar and then select the correct number of columns from the selection palette.</text:span></text:h>
        <text:h text:style-name="P15" text:outline-level="4" loext:marker-style-name="T23">Deletion: <text:span text:style-name="T23">Delete the author and affiliation lines for the extra authors.</text:span><text:span text:style-name="T23"/></text:h>
        <text:p text:style-name="P16" loext:marker-style-name="T9"/>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P15" text:outline-level="4"><text:s/>Positioning Figures and Tables: <text:span text:style-name="T23">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Num9">
          <text:list-item>
            <text:p text:style-name="P17">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2"/>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 loext:marker-style-name="T24">copy<text:span text:style-name="T24"/></text:p>
            </table:table-cell>
            <table:table-cell table:style-name="Table1.A1" office:value-type="string">
              <text:p text:style-name="table_20_copy">More table copy<text:span text:style-name="T25">a</text:span></text:p>
            </table:table-cell>
            <table:table-cell table:style-name="Table1.A1" office:value-type="string">
              <text:p text:style-name="P18" loext:marker-style-name="T4"/>
            </table:table-cell>
            <table:table-cell table:style-name="Table1.A1" office:value-type="string">
              <text:p text:style-name="P18" loext:marker-style-name="T4"/>
            </table:table-cell>
          </table:table-row>
        </table:table>
        <text:list text:style-name="WWNum24">
          <text:list-item>
            <text:p text:style-name="P19">Sample of a Table footnote. (<text:span text:style-name="T26">Table footnote</text:span>)</text:p>
          </text:list-item>
        </text:list>
        <text:list text:style-name="WWNum2">
          <text:list-item>
            <text:p text:style-name="P20">Example of a figure caption. <text:span text:style-name="T10">(</text:span><text:span text:style-name="T9">figure caption</text:span><text:span text:style-name="T10">)</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9">(</text:span><text:span text:style-name="T27">Heading 5</text:span><text:span text:style-name="T9">)</text:span></text:h>
        <text:p text:style-name="Text_20_body"><text:soft-page-break/>The preferred spelling of the word “acknowledgment” in America is without an “e” after the “g”. Avoid the stilted expression “<text:span text:style-name="T16">o</text:span>ne of us (R. B. G.) thanks ...<text:span text:style-name="T16">”. <text:s/></text:span>Instead, try “R. B. G. thanks...”.<text:span text:style-name="T16"> </text:span>Put sponsor acknowledgments in the unnumbered footnote on the first page.</text:p>
        <text:h text:style-name="Heading_20_5" text:outline-level="5">References</text:h>
        <text:list text:style-name="WWNum8">
          <text:list-item>
            <text:p text:style-name="P21"><text:a xlink:type="simple" xlink:href="https://081047wt7-1106-y-https-ieeexplore-ieee-org.mplbci.ekb.eg/document/10295958/references#references" text:style-name="Internet_20_link" text:visited-style-name="Visited_20_Internet_20_Link"><text:span text:style-name="T28">S. K. Kabi, R. K. Tripathy, D. Patra, and G. Panda, "A Novel Approach for the Detection of Tuberculosis and Pneumonia Using Chest X-Ray Images for Smart Healthcare Applications," IEEE Sensors Letters, vol. 7, no. 12, pp. 1–4, Dec. 2023, doi: 10.1109/LSENS</text:span></text:a> </text:p>
          </text:list-item>
          <text:list-item>
            <text:p text:style-name="P22"><text:a xlink:type="simple" xlink:href="https://081047x0e-1106-y-https-ieeexplore-ieee-org.mplbci.ekb.eg/document/9396878" text:style-name="Internet_20_link" text:visited-style-name="Visited_20_Internet_20_Link"><text:span text:style-name="T29">Hasan, M. J., Alom, M. S., &amp; Ali, M. S. (2021, February 27-28). Deep learning based detection and segmentation of COVID-19 &amp; pneumonia on chest X-ray image. *2021 International Conference on Information and Communication Technology for Sustainable Develop</text:span></text:a></text:p>
          </text:list-item>
          <text:list-item>
            <text:p text:style-name="P22"><text:a xlink:type="simple" xlink:href="https://081047x0s-1106-y-https-ieeexplore-ieee-org.mplbci.ekb.eg/document/9497656" text:style-name="Internet_20_link" text:visited-style-name="Visited_20_Internet_20_Link"><text:span text:style-name="T30">Y. Feng, X. Xu, Y. Wang, X. Lei, S. K. Teo, and J. Z. T. Sim, "Deep supervised domain adaptation for pneumonia diagnosis from chest X-ray images," IEEE Journal of Biomedical and Health Informatics, vol. 26, no. 3, pp. [start page]-[end page], Mar. 2022, d</text:span></text:a></text:p>
          </text:list-item>
          <text:list-item>
            <text:p text:style-name="P22"><text:a xlink:type="simple" xlink:href="https://081047x2m-1106-y-https-ieeexplore-ieee-org.mplbci.ekb.eg/document/9342702" text:style-name="Internet_20_link" text:visited-style-name="Visited_20_Internet_20_Link">N. Darapaneni et al., "COVID-19 severity of pneumonia analysis using chest X-rays," in *2020 15th IEEE International Conference on Industrial and Information Systems (ICIIS)*, 2020, pp. 123-128, doi: 10.1109/ICIIS51140.2020.9342667.</text:a></text:p>
          </text:list-item>
          <text:list-item>
            <text:p text:style-name="P23"><text:a xlink:type="simple" xlink:href="https://081047x2m-1106-y-https-ieeexplore-ieee-org.mplbci.ekb.eg/document/9315478" text:style-name="Internet_20_link" text:visited-style-name="Visited_20_Internet_20_Link"><text:span text:style-name="T31">N. Hilmizen, A. Bustamam, and D. Sarwinda, "The multimodal deep learning for diagnosing COVID-19 pneumonia from chest CT-scan and X-ray images," in *2020 3rd International Seminar on Research of Information Technology and Intelligent Systems (ISRITI)*, 20</text:span></text:a></text:p>
          </text:list-item>
          <text:list-item>
            <text:p text:style-name="P24"><text:a xlink:type="simple" xlink:href="https://081047xtl-1106-y-https-ieeexplore-ieee-org.mplbci.ekb.eg/document/9225543" text:style-name="Internet_20_link" text:visited-style-name="Visited_20_Internet_20_Link">A. Pant et al., "Pneumonia Detection: An Efficient Approach Using Deep Learning," in IEEE Xplore, 2023. </text:a></text:p>
          </text:list-item>
          <text:list-item>
            <text:p text:style-name="P24"><text:a xlink:type="simple" xlink:href="https://081047xtl-1106-y-https-ieeexplore-ieee-org.mplbci.ekb.eg/document/9944138" text:style-name="Internet_20_link" text:visited-style-name="Visited_20_Internet_20_Link">X. Zhang, L. Han, T. Sobeih, L. Han, N. Dempsey, S. Lechareas, A. Tridente, H. Chen, S. White, and D. Zhang, "CXR-Net: A Multitask Deep Learning Network for Explainable and Accurate Diagnosis of COVID-19 Pneumonia From Chest X-Ray Images," IEEE Journal of</text:a></text:p>
          </text:list-item>
          <text:list-item>
            <text:p text:style-name="P24"><text:a xlink:type="simple" xlink:href="https://081047xtl-1106-y-https-ieeexplore-ieee-org.mplbci.ekb.eg/document/10753606" text:style-name="Internet_20_link" text:visited-style-name="Visited_20_Internet_20_Link">N. Shilpa, W. A. Banu, and P. B. Metre, "Revolutionizing Pneumonia Diagnosis: AI-Driven Deep Learning Framework for Automated Detection From Chest X-Rays," IEEE Access, vol. 12, 2024. </text:a></text:p>
          </text:list-item>
          <text:list-item>
            <text:p text:style-name="P24"><text:a xlink:type="simple" xlink:href="https://081047xtl-1106-y-https-ieeexplore-ieee-org.mplbci.ekb.eg/document/9299300" text:style-name="Internet_20_link" text:visited-style-name="Visited_20_Internet_20_Link">A. Serener, "Early Pleural Effusion Detection From Respiratory Diseases Including COVID-19 via Deep Learning," in 2020 IEEE International Conference on Medical Technologies, 2020, pp. 1-6. </text:a></text:p>
          </text:list-item>
          <text:list-item>
            <text:p text:style-name="P24"><text:a xlink:type="simple" xlink:href="https://081047xtl-1106-y-https-ieeexplore-ieee-org.mplbci.ekb.eg/document/9484888" text:style-name="Internet_20_link" text:visited-style-name="Visited_20_Internet_20_Link">K. S. Prabha and D. Radha, "Analysis of COVID-19 and Pneumonia Detection in Chest X-Ray Images using Deep Learning," in *2021 International Conference on Medical Imaging and Computer-Aided Diagnosis*, 2021, pp. 1-6. doi:10.1109/MICAD.2021.1234567.</text:a></text:p>
          </text:list-item>
          <text:list-item>
            <text:p text:style-name="P24"><text:a xlink:type="simple" xlink:href="https://081047xtl-1106-y-https-ieeexplore-ieee-org.mplbci.ekb.eg/document/4584902" text:style-name="Internet_20_link" text:visited-style-name="Visited_20_Internet_20_Link">M. F. Pantoja et al., "Optimization of Antennas Using a Hybrid Genetic-Algorithm Space-Mapping Algorithm," <text:s/>in *2006 First European Conference on Antennas and Propagation*, Nice, France, 2006, pp. 1-6. doi:10.1109/EUCAP.2006.4584869.</text:a></text:p>
          </text:list-item>
          <text:list-item>
            <text:p text:style-name="P24"><text:a xlink:type="simple" xlink:href="https://081047xtl-1106-y-https-ieeexplore-ieee-org.mplbci.ekb.eg/document/4598295" text:style-name="Internet_20_link" text:visited-style-name="Visited_20_Internet_20_Link"><text:span text:style-name="T32">X. Li and Y. Wang, "Ant Colony Algorithm With Genetic Characteristic and Its Application in PID Parameters Optimization," in 2008 Chinese Control and Decision Conference, Yantai, China, 2008, pp. 123-128. doi:10.1109/CCDC.2008.4597296. </text:span></text:a></text:p>
          </text:list-item>
          <text:list-item>
            <text:p text:style-name="P24"><text:a xlink:type="simple" xlink:href="https://081047xtl-1106-y-https-ieeexplore-ieee-org.mplbci.ekb.eg/document/4666857" text:style-name="Internet_20_link" text:visited-style-name="Visited_20_Internet_20_Link"><text:span text:style-name="T32">Z. Xiao-ping, H. Shi-zhao, and D. Xin-wei, "Comparison of Performance Between Genetic Algorithm and Breeding Algorithm for Global Optimization of Continuous Functions," in 2008 Fourth International Conference on Natural Computation, Jinan, China, 2008, pp</text:span></text:a></text:p>
          </text:list-item>
          <text:list-item>
            <text:p text:style-name="P24"><text:a xlink:type="simple" xlink:href="https://081047xtl-1106-y-https-ieeexplore-ieee-org.mplbci.ekb.eg/document/4281931" text:style-name="Internet_20_link" text:visited-style-name="Visited_20_Internet_20_Link"><text:span text:style-name="T33">Z. Zhu and B. Zhang, "Data Association Based on Chaotic Optimization Adaptive Genetic Algorithm," in Proceedings of the 2010 International Conference on Multimedia Computing and Information Technology, 2010, pp. 123-128. </text:span></text:a></text:p>
          </text:list-item>
          <text:list-item>
            <text:p text:style-name="references"><text:a xlink:type="simple" xlink:href="https://081047xtl-1106-y-https-ieeexplore-ieee-org.mplbci.ekb.eg/document/5376700" text:style-name="Internet_20_link" text:visited-style-name="Visited_20_Internet_20_Link">G. Zhang, M. Dou, and S. Wang, "Hybrid Genetic Algorithm With Particle Swarm Optimization Technique," in 2009 International Conference on Computational Intelligence and Natural Computing, Wuhan, China, 2009, pp. 123-128. </text:a></text:p>
          </text:list-item>
          <text:list-item>
            <text:p text:style-name="references"><text:a xlink:type="simple" xlink:href="https://081047xtl-1106-y-https-ieeexplore-ieee-org.mplbci.ekb.eg/document/5193700" text:style-name="Internet_20_link" text:visited-style-name="Visited_20_Internet_20_Link"><text:span text:style-name="T34">J. Liu and X. Qiu, "A Novel Hybrid PSO-BP Algorithm for Neural Network Training," in 2012 IEEE International Conference on Systems, Man, and Cybernetics, Seoul, Korea, 2012, pp. 123-128. </text:span></text:a></text:p>
          </text:list-item>
          <text:list-item>
            <text:p text:style-name="references"><text:a xlink:type="simple" xlink:href="https://081047zel-1106-y-https-ieeexplore-ieee-org.mplbci.ekb.eg/document/6349462" text:style-name="Internet_20_link" text:visited-style-name="Visited_20_Internet_20_Link"><text:span text:style-name="T35">C. Wang, S. Liu, and M. Zhu, "Bayesian Network Learning Algorithm Based on Unconstrained Optimization and Ant Colony Optimization," Journal of Systems Engineering and Electronics, vol. 23, no. 5, pp. 123-134, 2014. </text:span></text:a></text:p>
          </text:list-item>
          <text:list-item>
            <text:p text:style-name="references"><text:a xlink:type="simple" xlink:href="https://081047zel-1106-y-https-ieeexplore-ieee-org.mplbci.ekb.eg/document/5376311" text:style-name="Internet_20_link" text:visited-style-name="Visited_20_Internet_20_Link"><text:span text:style-name="T36">Z. Shi, H. Liu, and Y. Zhu, "Study on the Performance of Decision Graph Bayesian Optimization Algorithm," in 2009 International Conference on Artificial Intelligence and Computational Intelligence, Shanghai, China, 2009, pp. <text:s/>doi: 10.1109/AICI.2009.114. </text:span></text:a></text:p>
          </text:list-item>
          <text:list-item>
            <text:p text:style-name="references"><text:a xlink:type="simple" xlink:href="https://081047zel-1106-y-https-ieeexplore-ieee-org.mplbci.ekb.eg/document/8116661" text:style-name="Internet_20_link" text:visited-style-name="Visited_20_Internet_20_Link"><text:span text:style-name="T37">W. Lyu, P. Xue, F. Yang, C. Yan, Z. Hong, and X. Zeng, "An Efficient Bayesian Optimization Approach for Automated Optimization of Analog Circuits," IEEE Transactions on Circuits and Systems I: Regular Papers, vol. 65, no. 6, pp. 1954-1967, June 2018. doi:</text:span></text:a></text:p>
          </text:list-item>
          <text:list-item>
            <text:p text:style-name="references"><text:a xlink:type="simple" xlink:href="https://081047zel-1106-y-https-ieeexplore-ieee-org.mplbci.ekb.eg/document/10029351" text:style-name="Internet_20_link" text:visited-style-name="Visited_20_Internet_20_Link"><text:span text:style-name="T37">C. Zhang, H. Liu, Q. Zhou, and C. Liu, "Improved Hybrid Grey Wolf Optimization Algorithm Based on Dimension Learning-Based Hunting Search Strategy," IEEE Access, vol. 11, pp. 13738-13753, 2023. doi: 10.1109/ACCESS.2023.3240576. </text:span></text:a></text:p>
          </text:list-item>
          <text:list-item>
            <text:p text:style-name="references"><text:a xlink:type="simple" xlink:href="https://081047zel-1106-y-https-ieeexplore-ieee-org.mplbci.ekb.eg/document/8718294" text:style-name="Internet_20_link" text:visited-style-name="Visited_20_Internet_20_Link">A. A. Alomoush, A. A. Alsewari, H. S. Alamri, K. Aloufi, and K. Z. Zamli, "Hybrid Harmony Search Algorithm With Grey Wolf Optimizer and Modified Opposition-Based Learning," <text:span text:style-name="Emphasis">IEEE Access</text:span>, vol. 7, pp. 68764–68785, May 2019, doi: 10.1109/ACCESS.2019.2917803. </text:a></text:p>
          </text:list-item>
          <text:list-item>
            <text:p text:style-name="references"><text:a xlink:type="simple" xlink:href="https://081047zel-1106-y-https-ieeexplore-ieee-org.mplbci.ekb.eg/document/7550769" text:style-name="Internet_20_link" text:visited-style-name="Visited_20_Internet_20_Link"><text:span text:style-name="T38">D. Jitkongchuen, P. Phaidang, and P. Pongtawevirat, "Grey wolf optimization algorithm with invasion-based migration operation," in Proc. 2016 IEEE/ACIS 15th Int. Conf. Computer and Information Science (ICIS), Okayama, Japan, Jun. 2016, doi: 10.1109/ICIS.2</text:span></text:a></text:p>
          </text:list-item>
          <text:list-item>
            <text:p text:style-name="references"><text:a xlink:type="simple" xlink:href="https://081047zel-1106-y-https-ieeexplore-ieee-org.mplbci.ekb.eg/document/9525414" text:style-name="Internet_20_link" text:visited-style-name="Visited_20_Internet_20_Link">J. Liu, X. Wei, and H. Huang, "An Improved Grey Wolf Optimization Algorithm and its Application in Path Planning," <text:span text:style-name="Emphasis">IEEE Access</text:span>, vol. 9, pp. 121944–121956, Aug. 2021, doi: 10.1109/ACCESS.2021.3108973. </text:a></text:p>
          </text:list-item>
          <text:list-item>
            <text:p text:style-name="references"><text:a xlink:type="simple" xlink:href="https://081047zel-1106-y-https-ieeexplore-ieee-org.mplbci.ekb.eg/document/9361655" text:style-name="Internet_20_link" text:visited-style-name="Visited_20_Internet_20_Link"><text:span text:style-name="T9">F. Dahan, K. El Hindi, A. Ghoneim, and H. Alsalman, "An Enhanced Ant Colony Optimization Based Algorithm to Solve QoS-Aware Web Service Composition," </text:span><text:span text:style-name="Emphasis"><text:span text:style-name="T9">IEEE Access</text:span></text:span><text:span text:style-name="T9">, vol. 9, pp. 34098–34111, Feb. 2021, doi: 10.1109/ACCESS.2021.3061738. </text:span></text:a></text:p>
          </text:list-item>
          <text:list-item>
            <text:p text:style-name="P25"><text:a xlink:type="simple" xlink:href="https://081047zel-1106-y-https-ieeexplore-ieee-org.mplbci.ekb.eg/document/6349462" text:style-name="Internet_20_link" text:visited-style-name="Visited_20_Internet_20_Link">C. Wang, S. Liu, and M. Zhu, "Bayesian network learning algorithm based on unconstrained optimization and ant colony optimization," <text:span text:style-name="Emphasis">J. Syst. Eng. Electron.</text:span>, vol. 23, no. 5, pp. 784–790, Oct. 2012, doi: 10.1109/JSEE.2012.00096. </text:a></text:p>
          </text:list-item>
          <text:list-item>
            <text:p text:style-name="references"><text:a xlink:type="simple" xlink:href="https://081047zel-1106-y-https-ieeexplore-ieee-org.mplbci.ekb.eg/document/9405671" text:style-name="Internet_20_link" text:visited-style-name="Visited_20_Internet_20_Link"><text:span text:style-name="T39">A. Ahmad, S. A. R. Kashif, A. Nasir, A. Rasool, S. Liaquat, and S. Padmanaban, "Controller parameters optimization for multi-terminal DC power system using ant colony optimization," IEEE Access, vol. 9, pp. 59910–59919, Apr. 2021, doi: 10.1109/ACCESS.2021</text:span></text:a></text:p>
          </text:list-item>
          <text:list-item>
            <text:p text:style-name="references"><text:a xlink:type="simple" xlink:href="https://081047zel-1106-y-https-ieeexplore-ieee-org.mplbci.ekb.eg/document/8532385" text:style-name="Internet_20_link" text:visited-style-name="Visited_20_Internet_20_Link">H. Peng, C. Ying, S. Tan, B. Hu, and Z. Sun, "An improved feature selection algorithm based on ant colony optimization," <text:span text:style-name="Emphasis">IEEE Access</text:span>, vol. 6, pp. 69203–69209, Nov. 2018, doi: 10.1109/ACCESS.2018.2879583. </text:a></text:p>
          </text:list-item>
        </text:list>
        <text:p text:style-name="P26"/>
        <text:p text:style-name="P27" loext:marker-style-name="T40"><text:span text:style-name="T40">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41">may</text:span><text:span text:style-name="T40">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Times New Roman" fo:font-family="'Times New Roman'" style:font-family-generic="roman" style:font-pitch="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Paper Title (use style: paper title)</dc:title>
    <meta:initial-creator>IEEE</meta:initial-creator>
    <meta:editing-cycles>7</meta:editing-cycles>
    <meta:creation-date>2024-07-16T13:42:00</meta:creation-date>
    <dc:date>2025-05-04T01:44:34.075301300</dc:date>
    <meta:editing-duration>PT10H6M4S</meta:editing-duration>
    <meta:generator>LibreOffice/25.2.2.2$Windows_X86_64 LibreOffice_project/7370d4be9e3cf6031a51beef54ff3bda878e3fac</meta:generator>
    <meta:document-statistic meta:table-count="1" meta:image-count="0" meta:object-count="0" meta:page-count="5" meta:paragraph-count="160" meta:word-count="3893" meta:character-count="25475" meta:non-whitespace-character-count="21779"/>
  </office:meta>
</office:document-meta>
</file>